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6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6" table:number-columns-repeated="2"/>
          <table:table-cell table:style-name="ce46" office:value-type="string">
            <text:p>GPS</text:p>
          </table:table-cell>
          <table:table-cell table:style-name="ce51"/>
          <table:table-cell table:style-name="ce53" office:value-type="string">
            <text:p>extension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30_21-18-28_000.jpg</text:p>
          </table:table-cell>
          <table:table-cell table:style-name="ce27" office:value-type="string">
            <text:p>:m 食べた物 </text:p>
          </table:table-cell>
          <table:table-cell table:style-name="ce20"/>
          <table:table-cell table:style-name="ce10"/>
          <table:table-cell table:style-name="ce10"/>
          <table:table-cell table:style-name="ce52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4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01_01-16-22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4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01_07-38-46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2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4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2-01_07-38-54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5];[.K5])" office:value-type="string" office:string-value="jpg">
            <text:p>jpg</text:p>
          </table:table-cell>
          <table:table-cell table:style-name="ce54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01_07-39-31_000.jpg</text:p>
          </table:table-cell>
          <table:table-cell table:style-name="ce27" office:value-type="string">
            <text:p>:m / daylog メモ / partial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6]=&quot;&quot;;[.C6];CONCATENATE([.C6];&quot; / &quot;;[.E6]))" office:value-type="string" office:string-value=":m / daylog メモ / partial / 2022">
            <text:p>:m / daylog メモ / partial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4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2-01_07-49-41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2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4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2-01_10-22-23_000.jpg</text:p>
          </table:table-cell>
          <table:table-cell table:style-name="ce27" office:value-type="string">
            <text:p>:bookmemo / 読んだ本 / 『日本昔話百選』 / 著者=稲田浩二、稲田和子 / 途中</text:p>
          </table:table-cell>
          <table:table-cell table:style-name="ce28"/>
          <table:table-cell table:style-name="ce10"/>
          <table:table-cell table:style-name="ce10"/>
          <table:table-cell table:style-name="ce52" table:formula="of:=IF([.E8]=&quot;&quot;;[.C8];CONCATENATE([.C8];&quot; / &quot;;[.E8]))" office:value-type="string" office:string-value=":bookmemo / 読んだ本 / 『日本昔話百選』 / 著者=稲田浩二、稲田和子 / 途中">
            <text:p>:bookmemo / 読んだ本 / 『日本昔話百選』 / 著者=稲田浩二、稲田和子 / 途中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4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01_10-22-35_000.jpg</text:p>
          </table:table-cell>
          <table:table-cell table:style-name="ce27" office:value-type="string">
            <text:p>:bookmemo / 読んだ本 / 『日本昔話百選』 / 著者=稲田浩二、稲田和子 / 途中 ここまで</text:p>
          </table:table-cell>
          <table:table-cell table:style-name="ce27"/>
          <table:table-cell table:style-name="ce10"/>
          <table:table-cell table:style-name="ce10"/>
          <table:table-cell table:style-name="ce52" table:formula="of:=IF([.E9]=&quot;&quot;;[.C9];CONCATENATE([.C9];&quot; / &quot;;[.E9]))" office:value-type="string" office:string-value=":bookmemo / 読んだ本 / 『日本昔話百選』 / 著者=稲田浩二、稲田和子 / 途中 ここまで">
            <text:p>:bookmemo / 読んだ本 / 『日本昔話百選』 / 著者=稲田浩二、稲田和子 / 途中 ここまで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4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2-01_10-22-45_000.jpg</text:p>
          </table:table-cell>
          <table:table-cell table:style-name="ce20" office:value-type="string">
            <text:p>:bookmemo / 読んだ本 / 『関東大震災　「朝鮮人虐殺の真実」』 / 著者=工藤美代子 / 途中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0]=&quot;&quot;;[.C10];CONCATENATE([.C10];&quot; / &quot;;[.E10]))" office:value-type="string" office:string-value=":bookmemo / 読んだ本 / 『関東大震災　「朝鮮人虐殺の真実」』 / 著者=工藤美代子 / 途中">
            <text:p>:bookmemo / 読んだ本 / 『関東大震災　「朝鮮人虐殺の真実」』 / 著者=工藤美代子 / 途中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4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01_10-22-56_000.jpg</text:p>
          </table:table-cell>
          <table:table-cell table:style-name="ce27" office:value-type="string">
            <text:p>:bookmemo / 読んだ本 / 『関東大震災　「朝鮮人虐殺の真実」』 / 著者=工藤美代子 / 途中 ここまで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1]=&quot;&quot;;[.C11];CONCATENATE([.C11];&quot; / &quot;;[.E11]))" office:value-type="string" office:string-value=":bookmemo / 読んだ本 / 『関東大震災　「朝鮮人虐殺の真実」』 / 著者=工藤美代子 / 途中 ここまで">
            <text:p>:bookmemo / 読んだ本 / 『関東大震災　「朝鮮人虐殺の真実」』 / 著者=工藤美代子 / 途中 ここまで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4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 office:value-type="string">
            <text:p>2022-12-01_12-56-13_000.jpg</text:p>
          </table:table-cell>
          <table:table-cell table:style-name="ce27" office:value-type="string">
            <text:p>:m RES 1-2*2 / free# JVEMV6 83#_47:1 / 83. chemistry / topics=無機化学：水、水溶液,w=アンモニア,s=~,i=~,other=~,next=~,doc=r-1-1~1.2:f-5.8#L.1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2]=&quot;&quot;;[.C12];CONCATENATE([.C12];&quot; / &quot;;[.E12]))" office:value-type="string" office:string-value=":m RES 1-2*2 / free# JVEMV6 83#_47:1 / 83. chemistry / topics=無機化学：水、水溶液,w=アンモニア,s=~,i=~,other=~,next=~,doc=r-1-1~1.2:f-5.8#L.1">
            <text:p>:m RES 1-2*2 / free# JVEMV6 83#_47:1 / 83. chemistry / topics=無機化学：水、水溶液,w=アンモニア,s=~,i=~,other=~,next=~,doc=r-1-1~1.2:f-5.8#L.1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4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2-01_13-58-3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4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2-12-01_16-36-50_000.jpg</text:p>
          </table:table-cell>
          <table:table-cell table:style-name="ce27" office:value-type="string">
            <text:p>:m RES 1*1 / free# JVEMV6 83#_47:2 / 83. chemistry / topics=無機化学：水、水溶液,w=電離性非水溶媒；塩化チオニル,s=~,i=~,other=~,next=~,doc=r-1-1~1.2:f-5.8#L.1</text:p>
          </table:table-cell>
          <table:table-cell table:style-name="ce29"/>
          <table:table-cell table:style-name="ce10"/>
          <table:table-cell table:style-name="ce10"/>
          <table:table-cell table:style-name="ce52" table:formula="of:=IF([.E14]=&quot;&quot;;[.C14];CONCATENATE([.C14];&quot; / &quot;;[.E14]))" office:value-type="string" office:string-value=":m RES 1*1 / free# JVEMV6 83#_47:2 / 83. chemistry / topics=無機化学：水、水溶液,w=電離性非水溶媒；塩化チオニル,s=~,i=~,other=~,next=~,doc=r-1-1~1.2:f-5.8#L.1">
            <text:p>:m RES 1*1 / free# JVEMV6 83#_47:2 / 83. chemistry / topics=無機化学：水、水溶液,w=電離性非水溶媒；塩化チオニル,s=~,i=~,other=~,next=~,doc=r-1-1~1.2:f-5.8#L.1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4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12-01_17-25-59_000.jpg</text:p>
          </table:table-cell>
          <table:table-cell table:style-name="ce27" office:value-type="string">
            <text:p>:m RES 1*1 / free# JVEMV6 83#_47:2 / 83. chemistry / topics=無機化学：水、水溶液,w=電離性非水溶媒；塩化チオニル,s=~,i=~,other=~,next=~,doc=r-1-1~1.2:f-5.8#L.1</text:p>
          </table:table-cell>
          <table:table-cell table:style-name="ce27"/>
          <table:table-cell table:style-name="ce10"/>
          <table:table-cell table:style-name="ce10"/>
          <table:table-cell table:style-name="ce52" table:formula="of:=IF([.E15]=&quot;&quot;;[.C15];CONCATENATE([.C15];&quot; / &quot;;[.E15]))" office:value-type="string" office:string-value=":m RES 1*1 / free# JVEMV6 83#_47:2 / 83. chemistry / topics=無機化学：水、水溶液,w=電離性非水溶媒；塩化チオニル,s=~,i=~,other=~,next=~,doc=r-1-1~1.2:f-5.8#L.1">
            <text:p>:m RES 1*1 / free# JVEMV6 83#_47:2 / 83. chemistry / topics=無機化学：水、水溶液,w=電離性非水溶媒；塩化チオニル,s=~,i=~,other=~,next=~,doc=r-1-1~1.2:f-5.8#L.1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4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2-12-01_19-04-30_000.jpg</text:p>
          </table:table-cell>
          <table:table-cell table:style-name="ce28" office:value-type="string">
            <text:p>:m :篠笛,shinobue #*# / session-memo:session-1 / 1#1 / p.1-&lt;1&gt;:genre=melody:xunlian,for=octave-jump,session=hour-~,musescore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16];[.K16])" office:value-type="string" office:string-value="jpg">
            <text:p>jpg</text:p>
          </table:table-cell>
          <table:table-cell table:style-name="ce54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36"/>
          <table:table-cell table:style-name="ce29"/>
          <table:table-cell table:style-name="ce10"/>
          <table:table-cell table:style-name="ce10"/>
          <table:table-cell table:style-name="ce52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4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18];[.K18])" office:value-type="float" office:value="0">
            <text:p>#VALUE!</text:p>
          </table:table-cell>
          <table:table-cell table:style-name="ce54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4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4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4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4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4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4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4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4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4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4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4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4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4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4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4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4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4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4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4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7"/>
          <table:table-cell table:style-name="ce10"/>
          <table:table-cell table:style-name="ce10"/>
          <table:table-cell table:style-name="ce52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4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4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4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4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4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4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4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4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4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4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2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4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4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4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4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4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4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4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4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56];[.K56])" office:value-type="float" office:value="0">
            <text:p>#VALUE!</text:p>
          </table:table-cell>
          <table:table-cell table:style-name="ce54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4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58];[.K58])" office:value-type="float" office:value="0">
            <text:p>#VALUE!</text:p>
          </table:table-cell>
          <table:table-cell table:style-name="ce54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4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4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4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4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4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4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4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4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4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4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4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70];[.K70])" office:value-type="float" office:value="0">
            <text:p>#VALUE!</text:p>
          </table:table-cell>
          <table:table-cell table:style-name="ce54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4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4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4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4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4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4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4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4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4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4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4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4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4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4];[.K84])" office:value-type="float" office:value="0">
            <text:p>#VALUE!</text:p>
          </table:table-cell>
          <table:table-cell table:style-name="ce54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5];[.K85])" office:value-type="float" office:value="0">
            <text:p>#VALUE!</text:p>
          </table:table-cell>
          <table:table-cell table:style-name="ce54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86];[.K86])" office:value-type="float" office:value="0">
            <text:p>#VALUE!</text:p>
          </table:table-cell>
          <table:table-cell table:style-name="ce54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7];[.K87])" office:value-type="float" office:value="0">
            <text:p>#VALUE!</text:p>
          </table:table-cell>
          <table:table-cell table:style-name="ce54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88];[.K88])" office:value-type="float" office:value="0">
            <text:p>#VALUE!</text:p>
          </table:table-cell>
          <table:table-cell table:style-name="ce54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101]=&quot;&quot;;[.C101];CONCATENATE([.C101];&quot; / &quot;;[.E101]))" office:value-type="float" office:value="0">
            <text:p>0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2" table:formula="of:=IF([.E103]=&quot;&quot;;[.C103];CONCATENATE([.C103];&quot; / &quot;;[.E103]))" office:value-type="string" office:string-value="**">
            <text:p>**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7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8"/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2"/>
          <table:table-cell table:style-name="ce39"/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2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3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4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2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5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2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2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2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2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2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2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2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2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2">2022/12/02</text:date>, <text:time>10:08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02T10:08:47.82</dc:date>
    <dc:creator>iwabuchi ken</dc:creator>
    <meta:editing-duration>P51DT10H52M29S</meta:editing-duration>
    <meta:editing-cycles>16619</meta:editing-cycles>
    <meta:document-statistic meta:table-count="2" meta:cell-count="924" meta:object-count="0"/>
    <meta:user-defined meta:name="qrichtext">1</meta:user-defined>
  </office:meta>
</office:document-meta>
</file>